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 Light" fo:font-weight="bold" officeooo:rsid="001d5d3f" officeooo:paragraph-rsid="001d5d3f" style:font-weight-asian="bold" style:font-weight-complex="bold"/>
    </style:style>
    <style:style style:name="P2" style:family="paragraph" style:parent-style-name="Standard">
      <style:text-properties style:font-name="Calibri Light"/>
    </style:style>
    <style:style style:name="P3" style:family="paragraph" style:parent-style-name="Standard">
      <style:text-properties style:font-name="Calibri Light" officeooo:paragraph-rsid="001d5d3f"/>
    </style:style>
    <style:style style:name="P4" style:family="paragraph" style:parent-style-name="Standard">
      <style:text-properties style:font-name="Calibri Light" fo:font-size="10pt" fo:font-weight="bold" officeooo:paragraph-rsid="001d5d3f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left="1.251cm" fo:text-indent="0cm" style:auto-text-indent="false"/>
      <style:text-properties style:font-name="Calibri Light" officeooo:paragraph-rsid="001d5d3f"/>
    </style:style>
    <style:style style:name="P6" style:family="paragraph" style:parent-style-name="Standard">
      <style:paragraph-properties fo:margin-left="1.251cm" fo:text-indent="0cm" style:auto-text-indent="false"/>
      <style:text-properties style:font-name="Calibri Light" fo:font-size="10pt" fo:font-weight="bold" officeooo:paragraph-rsid="001d5d3f" style:font-size-asian="10pt" style:font-weight-asian="bold" style:font-size-complex="10pt" style:font-weight-complex="bold"/>
    </style:style>
    <style:style style:name="T1" style:family="text">
      <style:text-properties style:font-name="Calibri Light" fo:font-weight="bold" style:font-weight-asian="bold" style:font-weight-complex="bold"/>
    </style:style>
    <style:style style:name="T2" style:family="text">
      <style:text-properties style:font-name="Calibri Light"/>
    </style:style>
    <style:style style:name="T3" style:family="text">
      <style:text-properties style:font-name="Calibri Light" officeooo:rsid="00239319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Modificación de tablas</text:p>
      <text:p text:style-name="P2"/>
      <text:p text:style-name="P2"/>
      <text:p text:style-name="P3">Create database TINDER;<text:line-break/>Use TINDER;<text:line-break/><text:line-break/>Create table USUARIOS(<text:line-break/>ID int auto_increment Primary Key,<text:line-break/>Nombre varchar (15) not null,<text:line-break/>Apellido varchar(20),<text:line-break/>Edad int not null constraint edad_chk check(Edad between 18 and 99),<text:line-break/>Orientacion enum("heterosexual","homosexual")<text:line-break/>);<text:line-break/><text:line-break/>Create table LIKES(<text:line-break/><text:tab/>ID int Primary Key,<text:line-break/><text:tab/>Fecha date,<text:line-break/><text:tab/>Tipo Enum("like" , "superlike") default "like" not null,<text:line-break/><text:tab/>Usuario1 int not null,<text:line-break/><text:tab/>usuario2 int not null<text:line-break/>);<text:line-break/><text:line-break/>insert into USUARIOS (Nombre, Apellido, Edad, Orientacion) values<text:line-break/>("Jon", "Zamora", 34, "Heterosexual"),<text:line-break/>("Francisco", "Romero", 52, "Homosexual"),<text:line-break/>("Julia", "Torrejon", 46, "Heterosexual"),<text:line-break/>("Beatriz", "Ruiz", 18, "Homosexual");<text:line-break/><text:line-break/>insert into LIKES (ID, Fecha, Tipo, Usuario1, Usuario2) values<text:line-break/>(101, "2002-12-12", "like", 1, 2),<text:line-break/>(102, "2022-01-01","superlike", 2, 1),<text:line-break/>(103, "2016-05-15", "like", 4, 2),<text:line-break/>(104, "2020-04-12", "like", 4, 3);<text:line-break/><text:line-break/>ALTER TABLE LIKES ADD CONSTRAINT fk_usuario1 FOREIGN KEY (Usuario1) REFERENCES USUARIOS(ID);<text:line-break/>ALTER TABLE LIKES ADD CONSTRAINT fk_usuario2 FOREIGN KEY (Usuario2) REFERENCES USUARIOS(ID);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oft-page-break/><text:span text:style-name="T1">Ejercicio 1.- </text:span><text:span text:style-name="T2">Añade una nueva columna "Altura" a la tabla USUARIOS que por </text:span><text:span text:style-name="T3">defecto </text:span><text:span text:style-name="T2">tenga un valor 1.70 y deba ser un valor entre 1.50 y 2.00 </text:span><text:span text:style-name="T3">(ambos incluidos)</text:span><text:span text:style-name="T2">.</text:span><text:line-break/><text:line-break/><text:span text:style-name="T4">Alter table USUARIOS add column Altura decimal(3,2) default 1.70 constraint chk_altura check(Altura between 1.50 and 2.00);</text:span><text:line-break/><text:line-break/><text:span text:style-name="T5">Ejercicio 2.-</text:span> Añade un usuario a la tabla USUARIOS con los siguientes datos. <text:line-break/><text:line-break/><text:tab/><text:span text:style-name="T5">- Nombre: </text:span>"Antonio"<text:line-break/><text:tab/><text:span text:style-name="T5">- Apellido: </text:span>"Alcantara"<text:line-break/><text:tab/><text:span text:style-name="T5">- Edad: </text:span>17<text:line-break/><text:tab/><text:span text:style-name="T5">- Orientacion:</text:span> "Otro"<text:line-break/><text:line-break/><text:tab/><text:span text:style-name="T4">Alter table USUARIOS modify Orientacion enum ("heterosexual","homosexual", "Otro");<text:line-break/><text:tab/>Alter table USUARIOS DROP CONSTRAINT edad_chk;<text:line-break/><text:tab/>insert into USUARIOS (Nombre, Apellido, Edad, Orientacion) values ("Antonio", "Alcantara", 17, "Otro");</text:span><text:line-break/><text:line-break/><text:span text:style-name="T5">Ejercicio 3.-</text:span> Añade un usuario a la tabla LIKES con los siguientes datos. <text:line-break/><text:line-break/><text:tab/><text:span text:style-name="T5">- ID:</text:span> 105<text:line-break/><text:tab/><text:span text:style-name="T5">- Fecha:</text:span> "2022-02-30"<text:line-break/><text:span text:style-name="T5"><text:tab/>- Tipo:</text:span> "like"<text:line-break/><text:tab/><text:span text:style-name="T5">- Usuario1:</text:span> 9<text:line-break/><text:tab/><text:span text:style-name="T5">- Usuario2:</text:span> 7</text:p>
      <text:p text:style-name="P3"/>
      <text:p text:style-name="P3"><text:span text:style-name="T4"><text:tab/>Alter table LIKES drop foreign key fk_usuario1;<text:line-break/><text:tab/>Alter table LIKES drop foreign key fk_usuario2;<text:line-break/><text:tab/>Alter table LIKES modify Fecha varchar(10);<text:line-break/><text:tab/>insert into LIKES (ID, Fecha, Tipo, Usuario1, Usuario2) values (105, "2022-02-30", "like", 2, 7);</text:span><text:span text:style-name="T6"><text:line-break/></text:span><text:line-break/><text:span text:style-name="T5">Ejercicio 4.-</text:span> Añade un usuario a la tabla USUARIOS con los siguientes datos. <text:line-break/><text:line-break/><text:span text:style-name="T5"><text:tab/>- Nombre:</text:span> null<text:line-break/><text:tab/><text:span text:style-name="T5">- Apellido:</text:span> "Rodriguez"<text:line-break/><text:span text:style-name="T5"><text:tab/>- Edad: </text:span>30<text:line-break/><text:tab/><text:span text:style-name="T5">- Orientacion:</text:span> "Homosexual"<text:line-break/><text:tab/><text:span text:style-name="T5">- Altura: </text:span>1.425<text:line-break/><text:line-break/><text:tab/><text:span text:style-name="T4">Alter table USUARIOS modify Nombre varchar(15);<text:line-break/><text:tab/>Alter table USUARIOS modify Altura decimal(4,3);<text:line-break/><text:tab/>Alter table USUARIOS drop constraint chk_altura;<text:line-break/><text:tab/>insert into USUARIOS (Nombre, Apellido, Edad, Orientacion, Altura) values (null, "Alcantara", 30, "Homosexual", 1.425);</text:span><text:span text:style-name="T6"><text:line-break/></text:span><text:line-break/><text:line-break/><text:span text:style-name="T5">Ejercicio 5.-</text:span> Modifica los siguientes datos de la base de datos TINDER.<text:line-break/><text:line-break/><text:tab/>- Añade 50 años a la edad de todos los usuarios de Orientación "homosexual"</text:p>
      <text:p text:style-name="P4"><text:tab/>alter table usuarios drop constraint edad_chk;<text:line-break/><text:tab/>update usuarios set edad=edad+50 where orientacion="homosexual";</text:p>
      <text:p text:style-name="P3"/>
      <text:p text:style-name="P5">- Modifica el nombre de los usuarios con orientación distinta a "Otro", y edad superior a 75 años, para que su nombre sea "Pepe"</text:p>
      <text:p text:style-name="P6">update usuarios set nombre="Pepe" where Orientacion &lt;&gt; "Otro" and edad&gt;75;</text:p>
      <text:p text:style-name="P5"/>
      <text:p text:style-name="P5">- Elimina los datos de los Usuarios con más de 50 años o que su género sea igual a "Otro".<text:line-break/><text:span text:style-name="T4">delete from usuarios where edad &gt;50 or genero="Otro";</text:span></text:p>
      <text:p text:style-name="P5"/>
      <text:p text:style-name="P5"><text:soft-page-break/>- Elimina los datos de los Usuarios que contengan más de una "a" en su nombre o en su apellido</text:p>
      <text:p text:style-name="P5"><text:span text:style-name="T4">delete from usuarios where nombre like "%a%a" or apellido like "%a%a";</text:span><text:line-break/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9T16:37:04.206000000</meta:creation-date>
    <dc:date>2024-11-25T07:58:41.733000000</dc:date>
    <meta:editing-duration>PT7M17S</meta:editing-duration>
    <meta:editing-cycles>3</meta:editing-cycles>
    <meta:generator>LibreOffice/24.8.0.3$Windows_X86_64 LibreOffice_project/0bdf1299c94fe897b119f97f3c613e9dca6be583</meta:generator>
    <meta:document-statistic meta:table-count="0" meta:image-count="0" meta:object-count="0" meta:page-count="3" meta:paragraph-count="10" meta:word-count="487" meta:character-count="3395" meta:non-whitespace-character-count="2862"/>
  </office:meta>
</office:document-meta>
</file>